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officeooo:rsid="0019099e" officeooo:paragraph-rsid="0019099e"/>
    </style:style>
    <style:style style:name="P2" style:family="paragraph" style:parent-style-name="Standard">
      <style:text-properties officeooo:paragraph-rsid="0019099e"/>
    </style:style>
    <style:style style:name="P3" style:family="paragraph" style:parent-style-name="Standard">
      <style:text-properties officeooo:rsid="001a1fdd" officeooo:paragraph-rsid="001a1fdd"/>
    </style:style>
    <style:style style:name="P4" style:family="paragraph" style:parent-style-name="Standard">
      <style:text-properties officeooo:rsid="001d270a" officeooo:paragraph-rsid="001d270a"/>
    </style:style>
    <style:style style:name="P5" style:family="paragraph" style:parent-style-name="Standard">
      <style:text-properties officeooo:rsid="001eae16" officeooo:paragraph-rsid="001eae16"/>
    </style:style>
    <style:style style:name="P6" style:family="paragraph" style:parent-style-name="Standard">
      <style:text-properties officeooo:rsid="001fd7f4" officeooo:paragraph-rsid="001fd7f4"/>
    </style:style>
    <style:style style:name="T1" style:family="text">
      <style:text-properties officeooo:rsid="0019099e"/>
    </style:style>
    <style:style style:name="T2" style:family="text">
      <style:text-properties officeooo:rsid="001c0f66"/>
    </style:style>
    <style:style style:name="T3" style:family="text">
      <style:text-properties officeooo:rsid="001fd7f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I am Hugo BILQUART and today I’m gonna introduce my website IT Solutions.</text:span></text:p>
      <text:p text:style-name="P1"/>
      <text:p text:style-name="P1">So what’s IT SOLUTIONS. This is a forum where members can publish topics about computer science on many categories like Software, Network web or other stuff.</text:p>
      <text:p text:style-name="P1">Ok that’s the global aspect of the website, now I gonna talk about details like roles, pages and management of the website.</text:p>
      <text:p text:style-name="P1"/>
      <text:p text:style-name="P3">First, if you are a simple visitor, you’re here only to read. You can read every topics and view profile of everyone except banned members that I’ll talk about later.</text:p>
      <text:p text:style-name="P3"/>
      <text:p text:style-name="P3">So the first thing you have to do to become a member is to <text:span text:style-name="T2">fill</text:span> registration form, <text:span text:style-name="T2">r</text:span>ight here.</text:p>
      <text:p text:style-name="P3">All informations entered in this form can be edited later. So if you’re form is correctly filled and if username or email isn’t take, you can register and you’re now a member.</text:p>
      <text:p text:style-name="P3"/>
      <text:p text:style-name="P4">So, if you’re a member, you now have the possibility to create topics, to write messages on other topics and you have a personal page.</text:p>
      <text:p text:style-name="P4">The personal page contains some informations you entered during your registration and other informations you have to define like your signature, a message that will appear at the end of messages you publish on topics. Your biography to describe yourself in some words. There’s also video you can play and forum statistics that shows your activity on the forum.</text:p>
      <text:p text:style-name="P4"/>
      <text:p text:style-name="P5">If you become a moderator, you have 3 additional possibilities. The first is on the forum, you can create topic editable only by the staff, that means, moderators and administrators are the only members to be able to publish message on it. The second is the forum management, on that page have 3 possible actions, you can delete a topic, turn a topic on completed stage that means if a topic <text:s/>is completed, nobody has the possibility to publish on it. It’s used when topic initial question or problem is resolved and if you think a message <text:span text:style-name="T3">of some topic</text:span> is inapropriate or <text:span text:style-name="T3">pointless, you can delete it.</text:span></text:p>
      <text:p text:style-name="P6">And the third possibility is user management. On that page, you can change member’s states. For example if a member behaves badly, you can banish him. A banned member isn’t able to log in the forum anymore. You can also mute a member, a muted member can’t create topics or publish messages on the forum. But, of course those actions can be canceled.</text:p>
      <text:p text:style-name="P6"/>
      <text:p text:style-name="P6">And finally, the master of the forum is administrator. Actually he has same possibilities as moderators but he can interact on moderator’s stuff and he has 2 additionnals possibilities.</text:p>
      <text:p text:style-name="P6">The first is on a forum, he can create read only topics, that means, he is the only one who can publish on this topic. And then he has access to staff management page. On this page, that’s quite simple, you can promote members to moderator rôle and demote moderators. </text:p>
      <text:p text:style-name="P4"/>
      <text:p text:style-name="P4"/>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2T22:58:17.049000000</meta:creation-date>
    <dc:date>2018-12-13T01:38:34.953000000</dc:date>
    <meta:editing-duration>PT1H13M23S</meta:editing-duration>
    <meta:editing-cycles>2</meta:editing-cycles>
    <meta:generator>LibreOffice/5.4.6.2$Windows_X86_64 LibreOffice_project/4014ce260a04f1026ba855d3b8d91541c224eab8</meta:generator>
    <meta:document-statistic meta:table-count="0" meta:image-count="0" meta:object-count="0" meta:page-count="1" meta:paragraph-count="12" meta:word-count="476" meta:character-count="2686" meta:non-whitespace-character-count="2220"/>
  </office:meta>
</office:document-meta>
</file>